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4" calcext:value-type="float">
            <text:p>894</text:p>
          </table:table-cell>
          <table:table-cell table:style-name="ce7" table:formula="of:=COUNTIF([.B7:.B999];&quot;X&quot;)" office:value-type="float" office:value="768" calcext:value-type="float">
            <text:p>76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49" calcext:value-type="float">
            <text:p>9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9">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3" table:number-rows-repeated="6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4">00/00/0000</text:date>, <text:time style:data-style-name="N2" text:time-value="22:11:36.5491131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4T22:14:23.276060600</dc:date>
    <meta:editing-duration>P1DT38M5S</meta:editing-duration>
    <meta:editing-cycles>890</meta:editing-cycles>
    <meta:document-statistic meta:table-count="1" meta:cell-count="5382" meta:object-count="0"/>
  </office:meta>
</office:document-meta>
</file>